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7"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6"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table:number-columns-spanned="2" table:number-rows-spanned="1"/>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table:number-columns-spanned="2" table:number-rows-spanned="1"/>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table:number-columns-spanned="2" table:number-rows-spanned="1"/>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table:table-cell table:style-name="ce142"/>
          <table:table-cell/>
        </table:table-row>
        <table:table-row table:style-name="ro7">
          <table:table-cell/>
          <table:covered-table-cell table:number-columns-repeated="2"/>
          <table:table-cell table:style-name="ce118" office:value-type="string" calcext:value-type="string">
            <text:p>Tailored Architecture Framework (<text:a xlink:href="https://pubs.opengroup.org/togaf-standard/architecture-content/chap04.html#tag_04_02_21" xlink:type="simple">TOGAF 4.2.21</text:a>)</text:p>
          </table:table-cell>
          <table:table-cell/>
          <table:table-cell table:style-name="ce136"/>
          <table:table-cell table:style-name="ce118"/>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Architecture Definition Document</text:p>
          </table:table-cell>
        </table:table-row>
        <table:table-row table:style-name="ro9">
          <table:table-cell table:number-columns-repeated="2"/>
          <table:table-cell table:style-name="ce147" office:value-type="string" calcext:value-type="string">
            <text:p>TOGAF</text:p>
          </table:table-cell>
        </table:table-row>
        <table:table-row table:style-name="ro10">
          <table:table-cell/>
          <table:table-cell table:style-name="ce144" office:value-type="string" calcext:value-type="string">
            <text:p>Objectifs</text:p>
          </table:table-cell>
          <table:table-cell table:style-name="ce148" office:value-type="string" calcext:value-type="string">
            <text:p>Le document de définition d'architecture est le conteneur livrable pour les artefacts architecturaux de base créés au cours d'un projet et pour les informations connexes importantes.</text:p>
            <text:p>Le document de définition d'architecture couvre tous les domaines de l'architecture (entreprise, données, application et technologie) et examine également tous les états pertinents de l'architecture (base, transition et cible).</text:p>
            <text:p/>
            <text:p>Une architecture de transition montre l'entreprise à un état architectural significatif entre les architectures de base et cible.</text:p>
            <text:p>Les architectures de transition sont utilisées pour décrire les architectures cibles transitionnelles nécessaires à la réalisation efficace de l'architecture cible.</text:p>
            <text:p/>
            <text:p> Le document de définition d'architecture est un complément à la spécification des exigences d'architecture, avec un objectif complémentaire :</text:p>
            <text:p>     _Le document de définition d'architecture fournit une vue qualitative de la solution et vise à communiquer l'intention des architectes;</text:p>
            <text:p>     _La spécification des exigences d'architecture fournit une vue quantitative de la solution, en indiquant les critères mesurables qui doivent être respectés lors de la mise en œuvre de l'architecture</text:p>
          </table:table-cell>
        </table:table-row>
        <table:table-row table:style-name="ro11">
          <table:table-cell/>
          <table:table-cell table:style-name="ce145" office:value-type="string" calcext:value-type="string">
            <text:p>Points à aborder</text:p>
          </table:table-cell>
          <table:table-cell table:style-name="ce149" office:value-type="string" calcext:value-type="string">
            <text:p>_Portée</text:p>
            <text:p>_Buts, objectifs et contraintes</text:p>
            <text:p>_Principes architecturaux</text:p>
            <text:p>_Architecture de base</text:p>
            <text:p>_Modèles d'architecture (pour chaque état à modéliser) :</text:p>
            <text:p>     _Modèles d'architecture d'entreprise          </text:p>
            <text:p>     _Modèles d'architecture de données          </text:p>
            <text:p>     _Modèles d'architecture d'applications          </text:p>
            <text:p>     _Modèles d'architecture technologique      </text:p>
            <text:p>_Logique et justification de l'approche architecturale      </text:p>
            <text:p>_Mappage vers le référentiel d'architecture :</text:p>
            <text:p>     _Cartographier le paysage architectural          </text:p>
            <text:p>     _Mappage aux modèles de référence          </text:p>
            <text:p>     _Mappage aux normes          </text:p>
            <text:p>     _Évaluation de la réutilisation      </text:p>
            <text:p>_Analyse des écarts      </text:p>
            <text:p>_Évaluation de l'impact      </text:p>
            <text:p>_Architecture de transition :          </text:p>
            <text:p>     _Définition des états de transition          </text:p>
            <text:p>     _Architecture métier pour chaque état de transition          </text:p>
            <text:p>     _Architecture de données pour chaque état de transition          </text:p>
            <text:p>     _Architecture d'application pour chaque état de transition          </text:p>
            <text:p>     _Architecture technologique pour chaque état de transition</text:p>
          </table:table-cell>
        </table:table-row>
      </table:table>
      <table:table table:name="TAF"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7" office:value-type="string" calcext:value-type="string" table:number-columns-spanned="5" table:number-rows-spanned="1">
            <text:p>Référentiel TOGAF® 9.2</text:p>
          </table:table-cell>
          <table:covered-table-cell table:number-columns-repeated="4" table:style-name="ce47"/>
          <table:table-cell table:number-columns-repeated="995"/>
        </table:table-row>
        <table:table-row table:style-name="ro5">
          <table:table-cell/>
          <table:covered-table-cell/>
          <table:covered-table-cell table:style-name="ce151"/>
          <table:covered-table-cell table:style-name="ce40"/>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0" office:value-type="string" calcext:value-type="string">
            <text:p>B. Architecture d’entreprise</text:p>
          </table:table-cell>
          <table:table-cell table:style-name="ce40"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56"/>
          <table:covered-table-cell table:number-columns-repeated="2" table:style-name="ce56"/>
          <table:table-cell table:style-name="ce202"/>
          <table:table-cell table:number-columns-repeated="994"/>
        </table:table-row>
        <table:table-row table:style-name="ro8">
          <table:table-cell/>
          <table:table-cell table:style-name="ce107" office:value-type="string" calcext:value-type="string" table:number-columns-spanned="1" table:number-rows-spanned="7">
            <text:p>Ressources documentaires liées au projet</text:p>
          </table:table-cell>
          <table:table-cell table:style-name="ce153" table:number-columns-spanned="2" table:number-rows-spanned="1"/>
          <table:covered-table-cell table:style-name="ce161"/>
          <table:table-cell table:style-name="ce170"/>
          <table:table-cell table:style-name="ce185" table:number-columns-repeated="2"/>
          <table:table-cell table:style-name="ce191" table:number-columns-repeated="2"/>
          <table:table-cell table:style-name="ce198"/>
          <table:table-cell table:number-columns-repeated="995"/>
        </table:table-row>
        <table:table-row table:style-name="ro8">
          <table:table-cell/>
          <table:covered-table-cell table:style-name="ce107"/>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107"/>
          <table:table-cell table:style-name="ce155" table:number-columns-spanned="2" table:number-rows-spanned="1"/>
          <table:covered-table-cell table:style-name="ce115"/>
          <table:table-cell table:style-name="ce170"/>
          <table:table-cell table:style-name="ce187" table:number-columns-repeated="2"/>
          <table:table-cell table:style-name="ce193" table:number-columns-repeated="2"/>
          <table:table-cell table:style-name="ce200"/>
          <table:table-cell table:number-columns-repeated="995"/>
        </table:table-row>
        <table:table-row table:style-name="ro8">
          <table:table-cell/>
          <table:covered-table-cell table:style-name="ce107"/>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107"/>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8">
          <table:table-cell/>
          <table:covered-table-cell/>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2-26T16:25:37.882018638</dc:date>
    <meta:editing-duration>PT20H52M22S</meta:editing-duration>
    <meta:editing-cycles>86</meta:editing-cycles>
    <meta:generator>LibreOffice/7.3.4.2$Linux_X86_64 LibreOffice_project/728fec16bd5f605073805c3c9e7c4212a0120dc5</meta:generator>
    <meta:document-statistic meta:table-count="4" meta:cell-count="34" meta:object-count="0"/>
  </office:meta>
</office:document-meta>
</file>